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2.293cm"/>
    </style:style>
    <style:style style:name="ro1" style:family="table-row">
      <style:table-row-properties style:row-height="0.453cm" fo:break-before="auto" style:use-optimal-row-height="true"/>
    </style:style>
    <style:style style:name="ta2" style:family="table" style:master-page-name="PageStyle_5f_Feuil1">
      <style:table-properties table:display="true" style:writing-mode="lr-tb"/>
    </style:style>
    <style:style style:name="ta3" style:family="table" style:master-page-name="PageStyle_5f_Feuil2">
      <style:table-properties table:display="true" style:writing-mode="lr-tb"/>
    </style:style>
    <style:style style:name="ta4" style:family="table" style:master-page-name="PageStyle_5f_Feuil3">
      <style:table-properties table:display="true" style:writing-mode="lr-tb"/>
    </style:style>
    <style:style style:name="ta5" style:family="table" style:master-page-name="PageStyle_5f_010">
      <style:table-properties table:display="true" style:writing-mode="lr-tb"/>
    </style:style>
    <style:style style:name="ce1" style:family="table-cell" style:parent-style-name="Normal_5f_stats" style:data-style-name="N0"/>
  </office:automatic-styles>
  <office:body>
    <office:spreadsheet>
      <table:calculation-settings table:case-sensitive="false" table:automatic-find-labels="false" table:use-regular-expressions="false"/>
      <table:table table:name="010" table:style-name="ta5" table:print="false">
        <office:forms form:automatic-focus="false" form:apply-design-mode="false"/>
        <table:table-column table:style-name="co3" table:number-columns-repeated="257" table:default-cell-style-name="Normal_5f_stats"/>
        <table:table-column table:style-name="co3" table:number-columns-repeated="767" table:default-cell-style-name="Default"/>
        <table:table-row table:style-name="ro1">
          <table:table-cell table:style-name="ce1" table:formula="of:=INT(57.5+RAND()*6)" office:value-type="float" office:value="60">
            <text:p>60</text:p>
          </table:table-cell>
          <table:table-cell table:style-name="ce1" table:formula="of:=INT(57.5+RAND()*6)" office:value-type="float" office:value="61">
            <text:p>61</text:p>
          </table:table-cell>
          <table:table-cell table:style-name="ce1" table:formula="of:=INT(57.5+RAND()*6)" office:value-type="float" office:value="60">
            <text:p>60</text:p>
          </table:table-cell>
          <table:table-cell table:style-name="ce1" table:formula="of:=INT(57.5+RAND()*6)" office:value-type="float" office:value="60">
            <text:p>60</text:p>
          </table:table-cell>
          <table:table-cell table:style-name="ce1" table:formula="of:=INT(57.5+RAND()*6)" office:value-type="float" office:value="57">
            <text:p>57</text:p>
          </table:table-cell>
          <table:table-cell table:style-name="ce1" table:formula="of:=INT(57.5+RAND()*6)" office:value-type="float" office:value="62">
            <text:p>62</text:p>
          </table:table-cell>
          <table:table-cell table:style-name="ce1" table:formula="of:=INT(57.5+RAND()*6)" office:value-type="float" office:value="58">
            <text:p>58</text:p>
          </table:table-cell>
          <table:table-cell table:style-name="ce1" table:formula="of:=INT(57.5+RAND()*6)" office:value-type="float" office:value="62">
            <text:p>62</text:p>
          </table:table-cell>
          <table:table-cell table:style-name="ce1" table:formula="of:=INT(57.5+RAND()*6)" office:value-type="float" office:value="61">
            <text:p>61</text:p>
          </table:table-cell>
          <table:table-cell table:style-name="ce1" table:formula="of:=INT(57.5+RAND()*6)"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table:number-columns-repeated="2" office:value-type="float" office:value="58">
            <text:p>58</text:p>
          </table:table-cell>
          <table:table-cell office:value-type="float" office:value="62">
            <text:p>62</text:p>
          </table:table-cell>
          <table:table-cell table:number-columns-repeated="1004"/>
        </table:table-row>
        <table:table-row table:style-name="ro1">
          <table:table-cell table:style-name="ce1" table:formula="of:=INT(57.5+RAND()*6)" office:value-type="float" office:value="61">
            <text:p>61</text:p>
          </table:table-cell>
          <table:table-cell table:style-name="ce1" table:formula="of:=INT(57.5+RAND()*6)" office:value-type="float" office:value="61">
            <text:p>61</text:p>
          </table:table-cell>
          <table:table-cell table:style-name="ce1" table:formula="of:=INT(57.5+RAND()*6)" office:value-type="float" office:value="58">
            <text:p>58</text:p>
          </table:table-cell>
          <table:table-cell table:style-name="ce1" table:formula="of:=INT(57.5+RAND()*6)" office:value-type="float" office:value="58">
            <text:p>58</text:p>
          </table:table-cell>
          <table:table-cell table:style-name="ce1" table:formula="of:=INT(57.5+RAND()*6)" office:value-type="float" office:value="60">
            <text:p>60</text:p>
          </table:table-cell>
          <table:table-cell table:style-name="ce1" table:formula="of:=INT(57.5+RAND()*6)" office:value-type="float" office:value="62">
            <text:p>62</text:p>
          </table:table-cell>
          <table:table-cell table:style-name="ce1" table:formula="of:=INT(57.5+RAND()*6)" office:value-type="float" office:value="62">
            <text:p>62</text:p>
          </table:table-cell>
          <table:table-cell table:style-name="ce1" table:formula="of:=INT(57.5+RAND()*6)" office:value-type="float" office:value="62">
            <text:p>62</text:p>
          </table:table-cell>
          <table:table-cell table:style-name="ce1" table:formula="of:=INT(57.5+RAND()*6)" office:value-type="float" office:value="58">
            <text:p>58</text:p>
          </table:table-cell>
          <table:table-cell table:style-name="ce1" table:formula="of:=INT(57.5+RAND()*6)" office:value-type="float" office:value="58">
            <text:p>58</text:p>
          </table:table-cell>
          <table:table-cell office:value-type="float" office:value="61">
            <text:p>61</text:p>
          </table:table-cell>
          <table:table-cell table:number-columns-repeated="2"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1004"/>
        </table:table-row>
        <table:table-row table:style-name="ro1">
          <table:table-cell table:style-name="ce1" table:formula="of:=INT(57.5+RAND()*6)" office:value-type="float" office:value="61">
            <text:p>61</text:p>
          </table:table-cell>
          <table:table-cell table:style-name="ce1" table:formula="of:=INT(57.5+RAND()*6)" office:value-type="float" office:value="62">
            <text:p>62</text:p>
          </table:table-cell>
          <table:table-cell table:style-name="ce1" table:formula="of:=INT(57.5+RAND()*6)" office:value-type="float" office:value="61">
            <text:p>61</text:p>
          </table:table-cell>
          <table:table-cell table:style-name="ce1" table:formula="of:=INT(57.5+RAND()*6)" office:value-type="float" office:value="60">
            <text:p>60</text:p>
          </table:table-cell>
          <table:table-cell table:style-name="ce1" table:formula="of:=INT(57.5+RAND()*6)" office:value-type="float" office:value="60">
            <text:p>60</text:p>
          </table:table-cell>
          <table:table-cell table:style-name="ce1" table:formula="of:=INT(57.5+RAND()*6)" office:value-type="float" office:value="57">
            <text:p>57</text:p>
          </table:table-cell>
          <table:table-cell table:style-name="ce1" table:formula="of:=INT(57.5+RAND()*6)" office:value-type="float" office:value="59">
            <text:p>59</text:p>
          </table:table-cell>
          <table:table-cell table:style-name="ce1" table:formula="of:=INT(57.5+RAND()*6)" office:value-type="float" office:value="62">
            <text:p>62</text:p>
          </table:table-cell>
          <table:table-cell table:style-name="ce1" table:formula="of:=INT(57.5+RAND()*6)" office:value-type="float" office:value="61">
            <text:p>61</text:p>
          </table:table-cell>
          <table:table-cell table:style-name="ce1" table:formula="of:=INT(57.5+RAND()*6)" office:value-type="float" office:value="59">
            <text:p>59</text:p>
          </table:table-cell>
          <table:table-cell office:value-type="float" office:value="59">
            <text:p>59</text:p>
          </table:table-cell>
          <table:table-cell table:number-columns-repeated="2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table:number-columns-repeated="1004"/>
        </table:table-row>
        <table:table-row table:style-name="ro1">
          <table:table-cell table:style-name="ce1" table:formula="of:=INT(57.5+RAND()*6)" office:value-type="float" office:value="62">
            <text:p>62</text:p>
          </table:table-cell>
          <table:table-cell table:style-name="ce1" table:formula="of:=INT(57.5+RAND()*6)" office:value-type="float" office:value="62">
            <text:p>62</text:p>
          </table:table-cell>
          <table:table-cell table:style-name="ce1" table:formula="of:=INT(57.5+RAND()*6)" office:value-type="float" office:value="58">
            <text:p>58</text:p>
          </table:table-cell>
          <table:table-cell table:style-name="ce1" table:formula="of:=INT(57.5+RAND()*6)" office:value-type="float" office:value="58">
            <text:p>58</text:p>
          </table:table-cell>
          <table:table-cell table:style-name="ce1" table:formula="of:=INT(57.5+RAND()*6)" office:value-type="float" office:value="61">
            <text:p>61</text:p>
          </table:table-cell>
          <table:table-cell table:style-name="ce1" table:formula="of:=INT(57.5+RAND()*6)" office:value-type="float" office:value="59">
            <text:p>59</text:p>
          </table:table-cell>
          <table:table-cell table:style-name="ce1" table:formula="of:=INT(57.5+RAND()*6)" office:value-type="float" office:value="63">
            <text:p>63</text:p>
          </table:table-cell>
          <table:table-cell table:style-name="ce1" table:formula="of:=INT(57.5+RAND()*6)" office:value-type="float" office:value="61">
            <text:p>61</text:p>
          </table:table-cell>
          <table:table-cell table:style-name="ce1" table:formula="of:=INT(57.5+RAND()*6)" office:value-type="float" office:value="57">
            <text:p>57</text:p>
          </table:table-cell>
          <table:table-cell table:style-name="ce1" table:formula="of:=INT(57.5+RAND()*6)"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number-columns-repeated="3"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1004"/>
        </table:table-row>
        <table:table-row table:style-name="ro1">
          <table:table-cell table:style-name="ce1" table:formula="of:=INT(57.5+RAND()*6)" office:value-type="float" office:value="59">
            <text:p>59</text:p>
          </table:table-cell>
          <table:table-cell table:style-name="ce1" table:formula="of:=INT(57.5+RAND()*6)" office:value-type="float" office:value="60">
            <text:p>60</text:p>
          </table:table-cell>
          <table:table-cell table:style-name="ce1" table:formula="of:=INT(57.5+RAND()*6)" office:value-type="float" office:value="57">
            <text:p>57</text:p>
          </table:table-cell>
          <table:table-cell table:style-name="ce1" table:formula="of:=INT(57.5+RAND()*6)" office:value-type="float" office:value="57">
            <text:p>57</text:p>
          </table:table-cell>
          <table:table-cell table:style-name="ce1" table:formula="of:=INT(57.5+RAND()*6)" office:value-type="float" office:value="62">
            <text:p>62</text:p>
          </table:table-cell>
          <table:table-cell table:style-name="ce1" table:formula="of:=INT(57.5+RAND()*6)" office:value-type="float" office:value="59">
            <text:p>59</text:p>
          </table:table-cell>
          <table:table-cell table:style-name="ce1" table:formula="of:=INT(57.5+RAND()*6)" office:value-type="float" office:value="59">
            <text:p>59</text:p>
          </table:table-cell>
          <table:table-cell table:style-name="ce1" table:formula="of:=INT(57.5+RAND()*6)" office:value-type="float" office:value="59">
            <text:p>59</text:p>
          </table:table-cell>
          <table:table-cell table:style-name="ce1" table:formula="of:=INT(57.5+RAND()*6)" office:value-type="float" office:value="63">
            <text:p>63</text:p>
          </table:table-cell>
          <table:table-cell table:style-name="ce1" table:formula="of:=INT(57.5+RAND()*6)"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table:number-columns-repeated="100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1" table:style-name="ta2" table:print="false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Feuil2" table:style-name="ta3" table:print="false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Feuil3" table:style-name="ta4" table:print="false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range table:name="a_10" table:base-cell-address="$'010'.$A$1" table:cell-range-address="$#REF !.$I$10"/>
        <table:named-range table:name="a_12" table:base-cell-address="$'010'.$A$1" table:cell-range-address="$'010'.$S$3"/>
        <table:named-range table:name="b_10" table:base-cell-address="$'010'.$A$1" table:cell-range-address="$#REF !.$I$11"/>
        <table:named-range table:name="b_12" table:base-cell-address="$'010'.$A$1" table:cell-range-address="$'010'.$S$4"/>
        <table:named-range table:name="beta_10" table:base-cell-address="$'010'.$A$1" table:cell-range-address="$#REF !.$E$10"/>
        <table:named-range table:name="beta_12" table:base-cell-address="$'010'.$A$1" table:cell-range-address="$'010'.$O$3"/>
        <table:named-range table:name="COVxy_10" table:base-cell-address="$'010'.$A$1" table:cell-range-address="$#REF !.$I$9"/>
        <table:named-range table:name="COVxy_12" table:base-cell-address="$'010'.$A$1" table:cell-range-address="$'010'.$S$2"/>
        <table:named-range table:name="COVxy_3" table:base-cell-address="$'010'.$A$1" table:cell-range-address="$#REF !.$I$9"/>
        <table:named-range table:name="MTBF_3" table:base-cell-address="$'010'.$A$1" table:cell-range-address="$#REF !.$E$16"/>
        <table:named-expression table:name="NTent_1" table:base-cell-address="$'010'.$A$1" table:expression="45"/>
        <table:named-range table:name="Sx" table:base-cell-address="$'010'.$A$1" table:cell-range-address="$#REF !.$J$6"/>
        <table:named-range table:name="Sx_10" table:base-cell-address="$'010'.$A$1" table:cell-range-address="$#REF !.$J$6"/>
        <table:named-range table:name="Sx_12" table:base-cell-address="$'010'.$A$1" table:cell-range-address="$'010'.$J$6"/>
        <table:named-range table:name="Sx_3" table:base-cell-address="$'010'.$A$1" table:cell-range-address="$#REF !.$J$6"/>
        <table:named-range table:name="Sy" table:base-cell-address="$'010'.$A$1" table:cell-range-address="$#REF !.$J$7"/>
        <table:named-range table:name="Sy_10" table:base-cell-address="$'010'.$A$1" table:cell-range-address="$#REF !.$J$7"/>
        <table:named-range table:name="Sy_12" table:base-cell-address="$'010'.$A$1" table:cell-range-address="$'010'.$J$7"/>
        <table:named-range table:name="Sy_3" table:base-cell-address="$'010'.$A$1" table:cell-range-address="$#REF !.$J$7"/>
        <table:named-expression table:name="Taux_1" table:base-cell-address="$'010'.$A$1" table:expression="0.1"/>
        <table:named-expression table:name="Treduit_1" table:base-cell-address="$'010'.$A$1" table:expression="9.66666666666667"/>
        <table:named-range table:name="za" table:base-cell-address="$'010'.$A$1" table:cell-range-address="$#REF !.$K$10"/>
        <table:named-range table:name="zb" table:base-cell-address="$'010'.$A$1" table:cell-range-address="$#REF !.$K$11"/>
        <table:named-range table:name="zbeta" table:base-cell-address="$'010'.$A$1" table:cell-range-address="$#REF !.$E$10"/>
        <table:named-range table:name="zCOVxy" table:base-cell-address="$'010'.$A$1" table:cell-range-address="$#REF !.$K$9"/>
        <table:named-range table:name="zSx" table:base-cell-address="$'010'.$A$1" table:cell-range-address="$#REF !.$L$6"/>
        <table:named-range table:name="zSy" table:base-cell-address="$'010'.$A$1" table:cell-range-address="$#REF !.$L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percentage-style style:name="N134">
      <number:number number:decimal-places="1" number:min-integer-digits="1"/>
      <number:text>%</number:text>
    </number:percentage-style>
    <number:number-style style:name="N136P0" style:volatile="true">
      <number:text>Vrai</number:text>
    </number:number-style>
    <number:number-style style:name="N136P1" style:volatile="true">
      <number:text>Vrai</number:text>
    </number:number-style>
    <number:number-style style:name="N136">
      <number:text>Faux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Actif</number:text>
    </number:number-style>
    <number:number-style style:name="N138P1" style:volatile="true">
      <number:text>Actif</number:text>
    </number:number-style>
    <number:number-style style:name="N138">
      <number:text>Inactif</number:text>
      <style:map style:condition="value()&gt;0" style:apply-style-name="N138P0"/>
      <style:map style:condition="value()&lt;0" style:apply-style-name="N138P1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tats" style:display-name="Normal_sta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5">05/11/2011</text:date>, <text:time>12:4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10" style:display-name="PageStyle_010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k OURION</meta:initial-creator>
    <meta:creation-date>2009-12-06T17:07:00</meta:creation-date>
    <dc:date>2011-11-05T12:48:33.67</dc:date>
    <meta:generator>OpenOffice.org/3.3$Win32 OpenOffice.org_project/330m20$Build-9567</meta:generator>
    <meta:editing-duration>PT20S</meta:editing-duration>
    <meta:editing-cycles>1</meta:editing-cycles>
    <meta:document-statistic meta:table-count="4" meta:cell-count="100" meta:object-count="0"/>
  </office:meta>
</office:document-meta>
</file>